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text-properties fo:font-size="9pt" officeooo:rsid="0011fe1e" officeooo:paragraph-rsid="0011fe1e" style:font-size-asian="9pt" style:font-size-complex="9pt"/>
    </style:style>
    <style:style style:name="P3" style:family="paragraph" style:parent-style-name="Text_20_body">
      <style:text-properties fo:font-size="9pt" style:font-size-asian="9pt" style:font-size-complex="9pt"/>
    </style:style>
    <style:style style:name="P4" style:family="paragraph" style:parent-style-name="Text_20_body">
      <style:text-properties fo:font-size="9pt" officeooo:rsid="0011fe1e" officeooo:paragraph-rsid="0011fe1e" style:font-size-asian="9pt" style:font-size-complex="9pt"/>
    </style:style>
    <style:style style:name="T1"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is week we learned some of the foundational concepts necessary for an analytical study of Informatics, the impact of big data, and how/why ethics are such a large part of it. We learned about some of the other philosophical areas of study that are very closely related to ethics like epistemology and metaphysics. We defined ethics as the philosophical study of morality. On a less technical level it is the moral rules that define how we conduct ourselves, to fit within society, and is usually seen as the more formal side of morality.</text:p>
      <text:p text:style-name="P3">Although we certainly didn’t dive very deep into it, we brushed on how data driven our world is today and how it continues to grow more and more so. There have been ethical concerns regarding this type of “big data” since before it became as commonplace as it is today. I imagine we will talk more about this data and the impact of it once we have a stronger foundation upon which to build our discussions.</text:p>
      <text:p text:style-name="P3">Many of the technological platforms that fuel society today like Google, Facebook, Twitter, Snapchat, etc. are considered free. Really their bills are paid for by selling the data gathered from users. In essence you pay for these services with your own personal data.</text:p>
      <text:p text:style-name="P3">Would you be willing pay money for these services if it meant your private data was actually kept private? Why or why not? If this were the case, how do you think that might impact society? Would society be as dependent on technology as it is today?</text:p>
      <text:p text:style-name="P1"/>
      <text:p text:style-name="P2">2</text:p>
      <text:p text:style-name="P4">Consequentialism is a form of ethics that define right and wrong based on the results of decisions and/or rules. In many cases this takes the form of justifying negative actions taken because “the ends justify the means”. Something that we see in our lives, maybe not personally but at least by proxy, is the death sentence. Most people’s ethics say that killing is wrong but in the case of say a mass murderer, many systems believe the rules can be bent for the sake of future consequences.</text:p>
      <text:p text:style-name="P3">Utilitarianism is a form of consequentialism that quantifies the morality of a decision based on the ending happiness for everyone. The action or rule that creates the most happiness for everyone in the end is the morally right one. Even something as simple as a majority rule vote over what to have for lunch. If two people really want pizza and one person just kinda doesn’t, they’ll probably pick pizza over, say burgers because one person really want burgers and two of them really don’t. Pizza would create the highest net happiness.</text:p>
      <text:p text:style-name="P3">Kantian Ethics focus more on the actions themselves than the end result. The theory of duty for example, doesn’t care about the end result but that you fulfilled your duty in the process. A soldier fighting a war he/she doesn’t feel is a just war would still continue fighting it because they must fulfill their duty, even if the end result is dead innocents. Kant’s Categorical Imperative is in essence the golden rule of ethics. It is the idea that what ever you are justifying to do is something you can justify everyone doing, not just yourself. The right decision is one that you wouldn’t blame somebody else for taking against you. Say somebody is trying to rob or kill you and your family. Obviously you defend yourself and your loved ones. In the worst case you end up killing them. Most people feel this is justified because if they took the role of the robber/murderer the defendant would also be justified in killing them. It basically states that there is no ad hoc ethical decision. Right is right and wrong is wrong and these “rules” apply to everyone.</text:p>
      <text:p text:style-name="P3">Natural Law Ethics look at a more broad view on the place of humans. Humans have the ability to reason out what is ethical and what is not. What is common sense in the ethical world to humans is the correct ethical view point. It also places humans at the top of the natural world. For example and human eating meat. Killing an animal is still killing, but it is justified because it is natural and because humans have a stronger ability to reason than say a cow.</text:p>
      <text:p text:style-name="P3">Divine Command Theory looks to the heavens instead of our minds for the answer of what is right and wrong. What one’s god(s) deem is the morally right decision is the morally right decision. Some religious followings in the past trusted their god(s) to bless their crops or other form of well being but only if given a sacrifice. Be this sacrifice an animal or even a human it was justified because it was the will of the gods. Ethical rules based in religion are often the hardest to defend and justify because there are always questions regarding the truth, interpretation, and the authority of these gods.</text:p>
      <text:p text:style-name="P3">Virtue Ethics seeks out the ideal person. It is to say that the morally right decision is whatever a virtuous person would do in your place. It focuses on human flourishing and performing one’s purpose as well as possible. One of the biggest objections to this theory is the narrow viewpoint. Virtue ethics doesn’t look much beyond the current decision, the net result, but just the current action. Say you are to decide the sentencing of a man guilty of mass murder. The practical decision is death, the virtuous is life imprisonment. The virtuous argue that the first results in only more murder. Say that later in life the man escapes prison and goes on to murder even more people. The virtuous decision may have been more ethical in the short term but it certainly wasn’t in the long run.</text:p>
      <text:p text:style-name="P3">Knowing all of these ethical systems and how they apply in the real world think about how each person forms their own ethical system. I don’t believe that anybody follows only one of these non exhaustive systems but they may take one as precedent over others. What do you think are the primary sources of what shapes our ethics? (e.g. society, parents, peers, education, church, etc.)</text:p>
      <text:p text:style-name="P3">Perhaps think of how this question would apply directly to you. Where do your ethics come from?</text:p>
      <text:p text:style-name="P2"/>
      <text:p text:style-name="P2"/>
      <text:p text:style-name="P4"><text:soft-page-break/>1.) Schrage’s first scenario involves a project that once completed will result in the lay offs of about 2/3 of the current project workforce in favor of oversea project maintenance. Should the employees be notified of the lay offs before the project is complete? On one hand, revealing the information is very likely to result in many people quitting, customer backlash, employees not working at peak efficiency, and other problems that generally may put the project into jeopardy. On the other hand, if you keep the information to yourself you will likely have more efficient employees in comparison and less people quitting, but when the information comes out, especially if it is leaked early, the backlash could be worse in the long run than the first option in the short run. Finish the project at peak efficiency and take the heat later, or take potentially less heat now and finish the project slower? All of the outputs in such a scenario are variable and can only be approximated making such a decision very hard. Even from a profit stand point, keeping the information may result in more profit short term, but has the potential to mean less profit in the long term.</text:p>
      <text:p text:style-name="P3">The second case study involves keeping important information from a superior for fear that the information may lead to further problems for the project, and by extension you. If the information is revealed it has the potential to even halt the project. Say you’ve found a major design flaw that may be considered a safety flaw. If this is pointed out the project will be slowed, profits fall, and it may result in few people being let go. Don’t reveal this information, profits soar, more people get hired, but some customers end up getting hurt by the design flaw you failed to point out. Revealing the information could get you fired, but if it was kept and later discovered it could get you fired anyway. Such a scenario may not even involve safety concerns but in any case it becomes very hard to quantify all of the ifs, and varying degrees of everything. With profits in mind keeping the information is usually the ‘better’ choice, but even then it may result in just the opposite.</text:p>
      <text:p text:style-name="P3">2.) Looking at scenario one again, the ethical option would be to tell the employees of the coming lay offs before the project was done. This would give those affected the chance to find new work before it happened. Such a decision in the short term would likely decrease potential profits and the consumer/employee backlash would create a whole new problem on its own, but the long term benefit would be that future customers and employees can feel a security in the transparency of the company. It shows that the company is just out for profit and may actually care about how their products/decisions affect people. It may result in more customers and better employees over time which would in all likelihood increase profits long term at the cost the short term losses.</text:p>
      <text:p text:style-name="P3">Scenario two would be a little more situational I would argue. The results of sharing or keeping the information is something that I think is more variable than in the first scenario. In general, though, sharing the information would be the right thing to do. It may result in a project delay, or even project termination, but it puts both the employee and the company under a better reputation. Stopping a project because of a safety concern may result in less profit short term but, like the first scenario, could result in more customers and employee long term, which means more profits long term.</text:p>
      <text:p text:style-name="P3">3.) I don’t think that ethics and profits are always opposites. Looking at my answers for question number two it seems clear to me that the unethical decision has the most potential for long term backfire, and thus long term financial loss, while the ethical decision has the most potential for long term gains. There is certainly a difference between the two and the financial decision is often seen as unethical but I don’t see it as a fine line so much as a spectrum. Sacrifices have to be made to succeed, especially in today’s world, but it can quickly become too much and even have the opposite effects of what one had hoped for.</text:p>
      <text:p text:style-name="P3">4.) The IT world especially is burdened by deadlines. Everything must be done on time so it can be released on time. If something is late, profits suffer, so the company suffers, so the customer pays for it. “Time is money” really means what it says. Most of the time, though, the ethical decision is the one that cost the most time. When you have a limited amount of time to finish something, you can either do it the ethical thing or the fast thing. While the ethical thing is just that, ethical, it can result in an unfinished, or at least unpolished, product that everybody suffers for. While “getting the implementations right” may be the unethical thing to do, it more often results in a more finished product.</text:p>
      <text:p text:style-name="P3">While I understand Schrage’s viewpoint I feel that is a little too black and white for me. There is rarely a case where the ethical decision is clear, especially not between different people. I also see it as a rather hypothetical dependent idea. Sure, the unethical method may produce the better product, but it seems to me like the unethical method, because it is quicker, in practice just produces more products. It is also a very business centered view. I understand that businesses run the country but consumers are what truly run the business. Keeping ethics out of IT seems like a great way to keep IT companies from doing well. And in the technology driven world we live in today I think ethics may be more important within IT businesses than anywhere else. Technology brings people power, which gives technology business in a scary amount of power. Ethics is the only thing that keeps power from being exploited, and when the vary development of technology is exploited, to me it’s nothing better than exploiting our entire society.</text:p>
      <text:p text:style-name="P3">I chose this case study because I was very interested in the viewpoints involved. Every argument has two sides. My last paragraph pretty well summarizes my viewpoint, and I was very curious what a published viewpoint was and how it compared to my own. I’ll admit, this case study scared me more than it did anything else.</text:p>
      <text:p text:style-name="P3">I know this discussion doesn’t directly ask for a question, but I’m curious, do you guys think a business can be ethical while remaining profitable in the technology industry?</text:p>
      <text:p text:style-name="P4"><text:soft-page-break/>1. Honestly, somewhere in between, but if I had to pick one extreme it would be the first. Being known as an ethical and dependable person is likely to gain you more relationships in every aspect of your life. Being an unethical rich person, I would be constantly skeptical of the motives of everyone I came into contact with. I think there’s more to life than just money. Money doesn’t last after you’re dead. Your reputation and memory, does. That being said, I think the people of modest means are often the ones to benefit most from making unethical decisions.</text:p>
      <text:p text:style-name="P3">2. I see misrepresentation as a more of a blatant lie, and embellishment as a stretch of the truth. Saying you have two years of research experience in Software Engineering when one of those years was actually in something closely related, is an embellishment. Saying you have two years of experience in something you’ve never done before, just read about, that’s misrepresentation.</text:p>
      <text:p text:style-name="P3">4. I think that cultural diversity is something that benefits everyone. I believe this is why so many things, especially in the IT world, favor underrepresented minorities. I believe that there is an argument to say that bringing in an employee from another country would have greater effects on the workforce than another person from the US. However, if the economical impact of this job is only felt in the foreign nation in question, say outsourcing a job overseas, that defeats the benefits I just mentioned and leads me to believe the purpose was purely profit based. If the job remains in the US though, I don’t think you can go wrong either way, but I’d likely pick the foreign candidate.</text:p>
      <text:p text:style-name="P3">8. Looking at the ACM and IEE-CS codes of ethics I found their content to be mostly the same. I think this makes sense considering that the entire idea is to find a set of ethics that everyone can agree upon. It only makes sense that they come to a very similar conclusion. I did find the ACM code to be a bit more thorough in explanation and the IEE-CS code to be a more to the point, however, I didn’t find either one to be unclear at any point. They did leave unsaid, however, the situationalness of these codes. I know the idea is to keep ethics as constant and solid as possible but in the real world this doesn’t work. In war, if every programmer on one side followed either one of these codes, that side would most certainly be defeated. Neither code of ethics took such cases into account. I’m not certain if it is their place to do so, but either way, they didn’t.</text:p>
      <text:p text:style-name="P3">10. A breach of contract is any form of working against the agreement. This can be something very minor or something bigger. A material breach of contract is a complete disregard for the agreement. Something that completely dismisses the agreement at all would be considered material. “When there has been a material breach of contract, the nonbreaching party can either: (1) rescind the contract, seek restitution of any compensation paid under the contract to the breaching party, and be discharged from any further performance under the contract; or (2) treat the contract as being in effect and sue the breaching party to recover damages.” I wonder how this would play out if both parties were breaching parties. I also wonder how this would work if their were more than two parties.</text:p>
      <text:p text:style-name="P3">I found the multiple perspectives on relationships between IT Workers and others to be rather interesting. I’m currently in Technical Writing and we just got done talking about how important the audience of a writing piece is. Things can be differently viewed from one group as another. I see that the same is true in ethics. Different groups, or audiences if you will, can have differing expectations and emphasis when it comes to ethics within IT. Some people may see that as a chance to tweak ethics for various situations, but I see it as more of an emphasis on values, and knowing the audiences values is certainly helpful outside of just writing things.</text:p>
      <text:p text:style-name="P3">Of all the relations listed in this chapter which do you think is the most important and why? Perhaps it’s the one you see as the most corrupt, or maybe it’s just the one you think has the greatest ethical impact.</text:p>
      <text:p text:style-name="P3">(IT Workers with Employers, Clients, Suppliers, Other Professionals, Users, or Society)</text:p>
      <text:p text:style-name="P2">5</text:p>
      <text:p text:style-name="P4">1. Such a role would interest me. Developing and defending against such things requires a rather in depth understanding of not just programming, but computer systems themselves. It further encourages constant learning and would certainly add excitement and purpose to a career.</text:p>
      <text:p text:style-name="P3">I would be most interested in the expectations of myself if I took the job, and the potential consequences of the work. Would I be required to move? Would I have to pay for a move? What is the job pretending to be? What is the potential for advancement? I'm assuming this job can't be put on a resume, so what assurance do I have that I won't be left jobless in the future? What types of exploits are being developed? Who are they being used against? Who are we defending from? I imagine most of these questions can't be answered until you agree to take the job, but I still feel they're very important.</text:p>
      <text:p text:style-name="Text_20_body"><text:span text:style-name="Strong_20_Emphasis"><text:span text:style-name="T1">PS</text:span></text:span><text:span text:style-name="T1">: You are offered a job defending from and developing exploits for the government. It has the potential to upheave your lifestyle. The projects you may work on have the potential to harm others both directly and indirectly. Not defending from foreign attacks may have the same results on people in the US.</text:span></text:p>
      <text:p text:style-name="Text_20_body"><text:span text:style-name="Strong_20_Emphasis"><text:span text:style-name="T1">Alternatives</text:span></text:span><text:span text:style-name="T1">: Take the job – you will likely move to where you are told. Your pay will be better than most with a similar skill set. You would defend people from cyber attacks, adding purpose to your job. You would develop attacks on others that will likely result in hurting people in some way or another. You will likely be left with little to offer employers on paper should you seek another job later.</text:span></text:p>
      <text:p text:style-name="P3"><text:soft-page-break/>Don't take the job – you have more freedom in where you go. Your pay will likely be less than the alternative. People may be left vulnerable to cyber attacks. You will have to find personal purpose in whatever else work you end up doing. Your work will likely have much less potential for harming others.</text:p>
      <text:p text:style-name="Text_20_body"><text:span text:style-name="Strong_20_Emphasis"><text:span text:style-name="T1">Choose</text:span></text:span><text:span text:style-name="T1">: I feel that there is quite a bit of information missing that should be put into this decision, but I'm leaning towards accepting the job.</text:span></text:p>
      <text:p text:style-name="Text_20_body"><text:span text:style-name="Strong_20_Emphasis"><text:span text:style-name="T1">Implement</text:span></text:span><text:span text:style-name="T1">: Accept the job and all of the responsibilities that come with it. You would have to do and develop as instructed. Your own ethics may be expected to take the back burner often.</text:span></text:p>
      <text:p text:style-name="Text_20_body"><text:span text:style-name="Strong_20_Emphasis"><text:span text:style-name="T1">Evaluate</text:span></text:span><text:span text:style-name="T1">: If the overall efforts you've done are by your own eyes ethical, I would consider it a success. If the overall efforts are not ethical in your eyes, than it is a failure. You have to be able to live with whatever you do, and I imagine this job would ask quite a bit of you in that regard. The results would also involve the future, your life(style), and how it all affects your career. If you believe it was worth it, I would call it a success.</text:span></text:p>
      <text:p text:style-name="P3">8. I would definitely bring it to the attention of the manager and strongly urge for its immediate fix. Patients shouldn't left at risk, even if the chances are small. The risk is simply too great. I would try to put it in the perspective of the business too. If the flaw got out, the firm would be done for. And this appealing to the needs of customers could easily spin this problem into something that would assist in obtaining the sought loan.</text:p>
      <text:p text:style-name="Text_20_body"><text:span text:style-name="Strong_20_Emphasis"><text:span text:style-name="T1">PS</text:span></text:span><text:span text:style-name="T1">: There is a flaw in code that leaves the private data, both medical and financial, of patients open to malicious use. The flaw is unlikely to be found, but if found could result in hundreds or thousands of people either hurt, left untreated, and or in financial distress.</text:span></text:p>
      <text:p text:style-name="Text_20_body"><text:span text:style-name="Strong_20_Emphasis"><text:span text:style-name="T1">Alternatives + Evaluate</text:span></text:span><text:span text:style-name="T1">: Report the problem to your manager – it may be fixed, protecting patients, which would delay further development and cost the firm great amounts of money. It may also result in the loss of a needed loan to keep the firm going.</text:span></text:p>
      <text:p text:style-name="P3">Do not report the problem until after the current update is released – it could be fixed in the next three months, but would leave patients vulnerable in the meantime. It also leaves the firm itself vulnerable for the backlash of such an event would likely destroy a small firm like this.</text:p>
      <text:p text:style-name="Text_20_body"><text:span text:style-name="Strong_20_Emphasis"><text:span text:style-name="T1">Choose</text:span></text:span><text:span text:style-name="T1">: As I said before, I would choose to report it. This decision most immediately falls under virtue ethics.</text:span></text:p>
      <text:p text:style-name="Text_20_body"><text:span text:style-name="Strong_20_Emphasis"><text:span text:style-name="T1">Implement</text:span></text:span><text:span text:style-name="T1">: Report the problem with both urgency and appeals to the business perspective of the issue, so as to further insure that the problem will be fixed, and not delayed.</text:span></text:p>
      <text:p text:style-name="Text_20_body"><text:span text:style-name="Strong_20_Emphasis"><text:span text:style-name="T1">Evaluate</text:span></text:span><text:span text:style-name="T1">: If the problem is fixed and the company survives the burden of it, I would call it a success. If the problem is delayed but the flaw is not discovered before being fixed, I would still call it a success, if an unethical one. If the problem is delayed and then discovered, it would certainly be a failur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2:38:03.799000000</meta:creation-date>
    <dc:date>2018-02-15T12:42:39.006000000</dc:date>
    <meta:editing-duration>PT4M35S</meta:editing-duration>
    <meta:editing-cycles>1</meta:editing-cycles>
    <meta:document-statistic meta:table-count="0" meta:image-count="0" meta:object-count="0" meta:page-count="4" meta:paragraph-count="46" meta:word-count="3739" meta:character-count="21126" meta:non-whitespace-character-count="17429"/>
    <meta:generator>LibreOffice/6.0.1.1$Windows_X86_64 LibreOffice_project/60bfb1526849283ce2491346ed2aa51c465abfe6</meta:generator>
  </office:meta>
</office:document-meta>
</file>